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bold" style:text-blinking="false" fo:background-color="transparent"/>
    </style:style>
    <style:style style:name="P2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language="en" fo:country="US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6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2999992370605pt" fo:language="en" fo:country="US" fo:font-style="normal" style:text-underline-style="none" fo:font-weight="bold" style:text-blinking="false" fo:background-color="transparent" style:font-size-asian="21.2999992370605pt" style:font-size-complex="21.2999992370605pt"/>
    </style:style>
    <style:style style:name="P8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69999980926514pt" fo:language="en" fo:country="US" fo:font-style="normal" style:text-underline-style="none" fo:font-weight="normal" style:text-blinking="false" fo:background-color="transparent" style:font-size-asian="9.69999980926514pt" style:font-size-complex="9.69999980926514pt"/>
    </style:style>
    <style:style style:name="P9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P10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font-name="Times New Roman" style:font-name-asian="TimesNewRomanPSMT" style:font-name-complex="TimesNewRomanPSM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ct Arimaa – CR13 : Wednesday, December, 10<text:span text:style-name="T1">th</text:span> </text:p>
      <text:p text:style-name="P8">Presents : Everyone, with<text:span text:style-name="T2"> and Christian Raymond</text:span></text:p>
      <text:h text:style-name="P1" text:outline-level="1">Order of business :</text:h>
      <text:list xml:id="list8117010544245996549" text:style-name="L1">
        <text:list-item>
          <text:p text:style-name="P9">Remarks about list of tasks</text:p>
        </text:list-item>
        <text:list-item>
          <text:p text:style-name="P9">Remarks about poker method</text:p>
        </text:list-item>
        <text:list-item>
          <text:p text:style-name="P9">Questions report parts</text:p>
        </text:list-item>
      </text:list>
      <text:p text:style-name="P4"/>
      <text:h text:style-name="P1" text:outline-level="1">Information :</text:h>
      <text:list xml:id="list4295124830602215712" text:style-name="L2">
        <text:list-item>
          <text:p text:style-name="P10"/>
        </text:list-item>
      </text:list>
      <text:p text:style-name="P5"/>
      <text:h text:style-name="P3" text:outline-level="1">Planification</text:h>
      <text:p text:style-name="P6">Task<text:tab/><text:tab/><text:tab/><text:tab/><text:tab/><text:tab/><text:tab/><text:tab/><text:tab/>Responsible<text:tab/><text:tab/>Deadline</text:p>
      <text:h text:style-name="P2" text:outline-level="1">Finish the game application<text:tab/><text:tab/><text:tab/><text:tab/><text:tab/><text:tab/>Gabriel<text:tab/><text:tab/>12/18</text:h>
      <text:h text:style-name="P1" text:outline-level="1">Next meeting : 12/17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2-09T10:00:57.26</dc:date>
    <dc:creator>Dan </dc:creator>
    <meta:editing-duration>P1DT4H15M47S</meta:editing-duration>
    <meta:editing-cycles>582</meta:editing-cycles>
    <meta:generator>OpenOffice/4.1.1$Win32 OpenOffice.org_project/411m6$Build-9775</meta:generator>
    <meta:document-statistic meta:table-count="0" meta:image-count="0" meta:object-count="0" meta:page-count="1" meta:paragraph-count="11" meta:word-count="50" meta:character-count="324"/>
  </office:meta>
</office:document-meta>
</file>